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 fo:border="0.74pt solid #000000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2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 style:data-style-name="N2">
      <style:table-cell-properties fo:border="0.74pt solid #000000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order="0.74pt solid #000000"/>
    </style:style>
    <style:style style:name="ce19" style:family="table-cell" style:parent-style-name="Default" style:data-style-name="N2">
      <style:table-cell-properties fo:border="0.74pt solid #000000"/>
    </style:style>
    <style:style style:name="ce29" style:family="table-cell" style:parent-style-name="Default" style:data-style-name="N2">
      <style:table-cell-properties fo:border="0.74pt solid #000000"/>
    </style:style>
    <style:style style:name="ce30" style:family="table-cell" style:parent-style-name="Default" style:data-style-name="N2">
      <style:table-cell-properties fo:border="0.74pt solid #000000"/>
    </style:style>
    <style:style style:name="ce31" style:family="table-cell" style:parent-style-name="Default" style:data-style-name="N2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ze 2 Level 15 6 5" table:style-name="ta1">
        <table:shapes>
          <draw:frame draw:z-index="0" draw:style-name="gr1" draw:text-style-name="P1" svg:width="5.3874in" svg:height="3.5449in" svg:x="1.1169in" svg:y="1.9138in">
            <draw:object draw:notify-on-update-of-ranges="'analyze 2 Level 15 6 5'.K2:'analyze 2 Level 15 6 5'.K2 'analyze 2 Level 15 6 5'.K3:'analyze 2 Level 15 6 5'.K7 'analyze 2 Level 15 6 5'.G2:'analyze 2 Level 15 6 5'.G2 'analyze 2 Level 15 6 5'.G3:'analyze 2 Level 15 6 5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1" table:number-rows-spanned="2">
            <text:p>Level</text:p>
          </table:table-cell>
          <table:table-cell table:style-name="ce1" office:value-type="string" calcext:value-type="string" table:number-columns-spanned="5" table:number-rows-spanned="1">
            <text:p>Running Time</text:p>
          </table:table-cell>
          <table:covered-table-cell table:style-name="ce3"/>
          <table:covered-table-cell table:number-columns-repeated="3"/>
          <table:table-cell table:number-columns-repeated="2"/>
          <table:table-cell table:style-name="ce2" office:value-type="string" calcext:value-type="string" table:number-columns-spanned="3" table:number-rows-spanned="1">
            <text:p>Log Running Time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string" calcext:value-type="string">
            <text:p>FarField</text:p>
          </table:table-cell>
          <table:table-cell office:value-type="string" calcext:value-type="string">
            <text:p>NearField</text:p>
          </table:table-cell>
          <table:table-cell office:value-type="string" calcext:value-type="string">
            <text:p>Computa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fshare / com</text:p>
          </table:table-cell>
          <table:table-cell office:value-type="string" calcext:value-type="string">
            <text:p>Nfshare / tot</text:p>
          </table:table-cell>
          <table:table-cell office:value-type="string" calcext:value-type="string">
            <text:p>FarField</text:p>
          </table:table-cell>
          <table:table-cell office:value-type="string" calcext:value-type="string">
            <text:p>Log NearField</text:p>
          </table:table-cell>
          <table:table-cell office:value-type="string" calcext:value-type="string">
            <text:p>Log Total Running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0194033066666667" calcext:value-type="float">
            <text:p>0.001940330666667</text:p>
          </table:table-cell>
          <table:table-cell office:value-type="float" office:value="144.9255" calcext:value-type="float">
            <text:p>144.9255</text:p>
          </table:table-cell>
          <table:table-cell table:number-columns-repeated="2" office:value-type="float" office:value="146.854" calcext:value-type="float">
            <text:p>146.854</text:p>
          </table:table-cell>
          <table:table-cell office:value-type="float" office:value="0.99" calcext:value-type="float">
            <text:p>0.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-2.712124252301" calcext:value-type="float">
            <text:p>-2.712124252301</text:p>
          </table:table-cell>
          <table:table-cell office:value-type="float" office:value="2.16114480738241" calcext:value-type="float">
            <text:p>2.16114480738241</text:p>
          </table:table-cell>
          <table:table-cell office:value-type="float" office:value="2.16688578030566" calcext:value-type="float">
            <text:p>2.16688578030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5951525" calcext:value-type="float">
            <text:p>0.005951525</text:p>
          </table:table-cell>
          <table:table-cell office:value-type="float" office:value="17.33995" calcext:value-type="float">
            <text:p>17.33995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0.99" calcext:value-type="float">
            <text:p>0.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-2.22537173776306" calcext:value-type="float">
            <text:p>-2.22537173776306</text:p>
          </table:table-cell>
          <table:table-cell office:value-type="float" office:value="1.23904784084749" calcext:value-type="float">
            <text:p>1.23904784084749</text:p>
          </table:table-cell>
          <table:table-cell office:value-type="float" office:value="1.24551266781415" calcext:value-type="float">
            <text:p>1.24551266781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9127" calcext:value-type="float">
            <text:p>2.19127</text:p>
          </table:table-cell>
          <table:table-cell office:value-type="float" office:value="0.0529929666666667" calcext:value-type="float">
            <text:p>0.052992966666667</text:p>
          </table:table-cell>
          <table:table-cell office:value-type="float" office:value="1.57517" calcext:value-type="float">
            <text:p>1.57517</text:p>
          </table:table-cell>
          <table:table-cell office:value-type="float" office:value="2.358075" calcext:value-type="float">
            <text:p>2.358075</text:p>
          </table:table-cell>
          <table:table-cell office:value-type="float" office:value="4.549345" calcext:value-type="float">
            <text:p>4.549345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-1.27578176701335" calcext:value-type="float">
            <text:p>-1.27578176701335</text:p>
          </table:table-cell>
          <table:table-cell office:value-type="float" office:value="0.197327431825766" calcext:value-type="float">
            <text:p>0.197327431825766</text:p>
          </table:table-cell>
          <table:table-cell office:value-type="float" office:value="0.372557613977115" calcext:value-type="float">
            <text:p>0.372557613977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5062" calcext:value-type="float">
            <text:p>16.5062</text:p>
          </table:table-cell>
          <table:table-cell office:value-type="float" office:value="0.316028" calcext:value-type="float">
            <text:p>0.316028</text:p>
          </table:table-cell>
          <table:table-cell office:value-type="float" office:value="0.329899333333333" calcext:value-type="float">
            <text:p>0.329899333333333</text:p>
          </table:table-cell>
          <table:table-cell office:value-type="float" office:value="0.674801" calcext:value-type="float">
            <text:p>0.674801</text:p>
          </table:table-cell>
          <table:table-cell office:value-type="float" office:value="17.181001" calcext:value-type="float">
            <text:p>17.181001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-0.500274437296849" calcext:value-type="float">
            <text:p>-0.500274437296849</text:p>
          </table:table-cell>
          <table:table-cell office:value-type="float" office:value="-0.481618562084081" calcext:value-type="float">
            <text:p>-0.481618562084081</text:p>
          </table:table-cell>
          <table:table-cell office:value-type="float" office:value="-0.170824282493464" calcext:value-type="float">
            <text:p>-0.170824282493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206125" calcext:value-type="float">
            <text:p>3.206125</text:p>
          </table:table-cell>
          <table:table-cell office:value-type="float" office:value="0.1253835" calcext:value-type="float">
            <text:p>0.1253835</text:p>
          </table:table-cell>
          <table:table-cell table:number-columns-repeated="2" office:value-type="float" office:value="3.39027" calcext:value-type="float">
            <text:p>3.39027</text:p>
          </table:table-cell>
          <table:table-cell office:value-type="float" office:value="0.04" calcext:value-type="float">
            <text:p>0.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05980450567084" calcext:value-type="float">
            <text:p>0.505980450567084</text:p>
          </table:table-cell>
          <table:table-cell office:value-type="float" office:value="-0.901759611275883" calcext:value-type="float">
            <text:p>-0.901759611275883</text:p>
          </table:table-cell>
          <table:table-cell office:value-type="float" office:value="0.530234286651677" calcext:value-type="float">
            <text:p>0.5302342866516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ERR502!" office:value-type="string" office:string-value="" calcext:value-type="error">
            <text:p>Err:502</text:p>
          </table:table-cell>
          <table:table-cell table:formula="of:#ERR502!" office:value-type="string" office:string-value="" calcext:value-type="error">
            <text:p>Err:502</text:p>
          </table:table-cell>
          <table:table-cell table:formula="of:#ERR502!" office:value-type="string" office:string-value="" calcext:value-type="error">
            <text:p>Err:502</text:p>
          </table:table-cell>
        </table:table-row>
      </table:table>
      <table:table table:name="GPU soa" table:style-name="ta1">
        <table:shapes>
          <draw:frame draw:z-index="0" draw:style-name="gr1" draw:text-style-name="P1" svg:width="3.9122in" svg:height="2.9106in" svg:x="4.7602in" svg:y="6.7031in">
            <draw:object draw:notify-on-update-of-ranges="'GPU soa'.K27:'GPU soa'.K27 'GPU soa'.K28:'GPU soa'.K32 'GPU soa'.G46:'GPU soa'.G50 'GPU soa'.F45:'GPU soa'.F45 'GPU soa'.F46:'GPU soa'.F50 'GPU soa'.P27:'GPU soa'.P27 'GPU soa'.P28:'GPU soa'.P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17" office:value-type="string" calcext:value-type="string" table:number-columns-spanned="5" table:number-rows-spanned="1">
            <text:p>Running Time CPU</text:p>
          </table:table-cell>
          <table:covered-table-cell table:style-name="ce14"/>
          <table:covered-table-cell table:number-columns-repeated="3" table:style-name="ce7"/>
          <table:table-cell table:style-name="ce24" office:value-type="string" calcext:value-type="string" table:number-columns-spanned="7" table:number-rows-spanned="1">
            <text:p>Running Time GPU</text:p>
          </table:table-cell>
          <table:covered-table-cell table:style-name="ce14"/>
          <table:covered-table-cell table:number-columns-repeated="5" table:style-name="ce7"/>
          <table:table-cell table:style-name="ce17" office:value-type="string" calcext:value-type="string" table:number-columns-spanned="2" table:number-rows-spanned="1">
            <text:p>NF Share CPU</text:p>
          </table:table-cell>
          <table:covered-table-cell table:style-name="ce7"/>
          <table:table-cell table:style-name="ce24" office:value-type="string" calcext:value-type="string" table:number-columns-spanned="2" table:number-rows-spanned="1">
            <text:p>NF Share GPU</text:p>
          </table:table-cell>
          <table:covered-table-cell table:style-name="ce7"/>
          <table:table-cell table:style-name="ce26" office:value-type="string" calcext:value-type="string" table:number-columns-spanned="4" table:number-rows-spanned="1">
            <text:p>SpeedUp</text:p>
          </table:table-cell>
          <table:covered-table-cell table:style-name="ce26"/>
          <table:covered-table-cell table:number-columns-repeated="2" table:style-name="ce7"/>
        </table:table-row>
        <table:table-row table:style-name="ro1">
          <table:covered-table-cell table:number-columns-repeated="2" table:style-name="ce7"/>
          <table:table-cell table:style-name="ce11" office:value-type="string" calcext:value-type="string">
            <text:p>PreComputation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NF</text:p>
          </table:table-cell>
          <table:table-cell table:style-name="ce11" office:value-type="string" calcext:value-type="string">
            <text:p>Computaion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PreComputation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NF collection</text:p>
          </table:table-cell>
          <table:table-cell table:style-name="ce11" office:value-type="string" calcext:value-type="string">
            <text:p>NF comp</text:p>
          </table:table-cell>
          <table:table-cell table:style-name="ce11" office:value-type="string" calcext:value-type="string">
            <text:p>NF mem</text:p>
          </table:table-cell>
          <table:table-cell table:style-name="ce11" office:value-type="string" calcext:value-type="string">
            <text:p>Computaion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Nfshare / com</text:p>
          </table:table-cell>
          <table:table-cell table:style-name="ce11" office:value-type="string" calcext:value-type="string">
            <text:p>Nfshare / tot</text:p>
          </table:table-cell>
          <table:table-cell table:style-name="ce11" office:value-type="string" calcext:value-type="string">
            <text:p>Nfshare / com</text:p>
          </table:table-cell>
          <table:table-cell table:style-name="ce11" office:value-type="string" calcext:value-type="string">
            <text:p>Nfshare / tot</text:p>
          </table:table-cell>
          <table:table-cell table:style-name="ce11" office:value-type="string" calcext:value-type="string">
            <text:p>NF</text:p>
          </table:table-cell>
          <table:table-cell table:style-name="ce11" office:value-type="string" calcext:value-type="string">
            <text:p>NF(computation only)</text:p>
          </table:table-cell>
          <table:table-cell table:style-name="ce11" office:value-type="string" calcext:value-type="string">
            <text:p>total computations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00" calcext:value-type="float">
            <text:p>1500</text:p>
          </table:table-cell>
          <table:table-cell table:style-name="ce13" office:value-type="float" office:value="0.312559" calcext:value-type="float">
            <text:p>0.31</text:p>
          </table:table-cell>
          <table:table-cell table:style-name="ce13" office:value-type="float" office:value="0.00055373325" calcext:value-type="float">
            <text:p>0.00</text:p>
          </table:table-cell>
          <table:table-cell table:style-name="ce13" office:value-type="float" office:value="143.001666666667" calcext:value-type="float">
            <text:p>143.00</text:p>
          </table:table-cell>
          <table:table-cell table:style-name="ce13" office:value-type="float" office:value="143.01" calcext:value-type="float">
            <text:p>143.01</text:p>
          </table:table-cell>
          <table:table-cell table:style-name="ce13" office:value-type="float" office:value="143.322559" calcext:value-type="float">
            <text:p>143.32</text:p>
          </table:table-cell>
          <table:table-cell table:style-name="ce13" office:value-type="float" office:value="0.3004955" calcext:value-type="float">
            <text:p>0.30</text:p>
          </table:table-cell>
          <table:table-cell table:style-name="ce13" office:value-type="float" office:value="0.00059300675" calcext:value-type="float">
            <text:p>0.00</text:p>
          </table:table-cell>
          <table:table-cell table:style-name="ce13" office:value-type="float" office:value="0.1053685" calcext:value-type="float">
            <text:p>0.11</text:p>
          </table:table-cell>
          <table:table-cell table:style-name="ce13" office:value-type="float" office:value="378.5965" calcext:value-type="float">
            <text:p>378.6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378.713" calcext:value-type="float">
            <text:p>378.71</text:p>
          </table:table-cell>
          <table:table-cell table:style-name="ce16" office:value-type="float" office:value="379.0134955" calcext:value-type="float">
            <text:p>379.01</text:p>
          </table:table-cell>
          <table:table-cell table:number-columns-repeated="4" table:style-name="ce13" office:value-type="float" office:value="1" calcext:value-type="float">
            <text:p>1.00</text:p>
          </table:table-cell>
          <table:table-cell table:style-name="ce18" office:value-type="float" office:value="0.36" calcext:value-type="float">
            <text:p>0.36</text:p>
          </table:table-cell>
          <table:table-cell table:style-name="ce19" office:value-type="float" office:value="0.38" calcext:value-type="float">
            <text:p>0.38</text:p>
          </table:table-cell>
          <table:table-cell table:number-columns-repeated="2" table:style-name="ce13" office:value-type="float" office:value="0.38" calcext:value-type="float">
            <text:p>0.38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7.5" calcext:value-type="float">
            <text:p>187.5</text:p>
          </table:table-cell>
          <table:table-cell table:style-name="ce13" office:value-type="float" office:value="0.482734" calcext:value-type="float">
            <text:p>0.48</text:p>
          </table:table-cell>
          <table:table-cell table:style-name="ce13" office:value-type="float" office:value="0.0047735" calcext:value-type="float">
            <text:p>0.00</text:p>
          </table:table-cell>
          <table:table-cell table:style-name="ce13" office:value-type="float" office:value="17.5197" calcext:value-type="float">
            <text:p>17.52</text:p>
          </table:table-cell>
          <table:table-cell table:style-name="ce13" office:value-type="float" office:value="17.5367" calcext:value-type="float">
            <text:p>17.54</text:p>
          </table:table-cell>
          <table:table-cell table:style-name="ce13" office:value-type="float" office:value="18.019434" calcext:value-type="float">
            <text:p>18.02</text:p>
          </table:table-cell>
          <table:table-cell table:style-name="ce13" office:value-type="float" office:value="0.49288875" calcext:value-type="float">
            <text:p>0.49</text:p>
          </table:table-cell>
          <table:table-cell table:style-name="ce13" office:value-type="float" office:value="0.004892945" calcext:value-type="float">
            <text:p>0.00</text:p>
          </table:table-cell>
          <table:table-cell table:style-name="ce13" office:value-type="float" office:value="0.10277625" calcext:value-type="float">
            <text:p>0.10</text:p>
          </table:table-cell>
          <table:table-cell table:style-name="ce13" office:value-type="float" office:value="17.7135" calcext:value-type="float">
            <text:p>17.71</text:p>
          </table:table-cell>
          <table:table-cell table:style-name="ce13" office:value-type="float" office:value="11" calcext:value-type="float">
            <text:p>11.00</text:p>
          </table:table-cell>
          <table:table-cell table:style-name="ce13" office:value-type="float" office:value="17.8323" calcext:value-type="float">
            <text:p>17.83</text:p>
          </table:table-cell>
          <table:table-cell table:style-name="ce16" office:value-type="float" office:value="18.32518875" calcext:value-type="float">
            <text:p>18.33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97" calcext:value-type="float">
            <text:p>0.97</text:p>
          </table:table-cell>
          <table:table-cell table:style-name="ce18" office:value-type="float" office:value="1" calcext:value-type="float">
            <text:p>1.0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2" table:style-name="ce13" office:value-type="float" office:value="0.98" calcext:value-type="float">
            <text:p>0.98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3.4375" calcext:value-type="float">
            <text:p>23.4375</text:p>
          </table:table-cell>
          <table:table-cell table:style-name="ce13" office:value-type="float" office:value="2.19127" calcext:value-type="float">
            <text:p>2.19</text:p>
          </table:table-cell>
          <table:table-cell table:style-name="ce13" office:value-type="float" office:value="0.0529929666666667" calcext:value-type="float">
            <text:p>0.05</text:p>
          </table:table-cell>
          <table:table-cell table:style-name="ce13" office:value-type="float" office:value="2.18459" calcext:value-type="float">
            <text:p>2.18</text:p>
          </table:table-cell>
          <table:table-cell table:style-name="ce13" office:value-type="float" office:value="2.358075" calcext:value-type="float">
            <text:p>2.36</text:p>
          </table:table-cell>
          <table:table-cell table:style-name="ce13" office:value-type="float" office:value="4.549345" calcext:value-type="float">
            <text:p>4.55</text:p>
          </table:table-cell>
          <table:table-cell table:style-name="ce13" office:value-type="float" office:value="2.289355" calcext:value-type="float">
            <text:p>2.29</text:p>
          </table:table-cell>
          <table:table-cell table:style-name="ce13" office:value-type="float" office:value="0.0523327" calcext:value-type="float">
            <text:p>0.05</text:p>
          </table:table-cell>
          <table:table-cell table:style-name="ce13" office:value-type="float" office:value="0.1001226" calcext:value-type="float">
            <text:p>0.10</text:p>
          </table:table-cell>
          <table:table-cell table:style-name="ce13" office:value-type="float" office:value="0.8390585" calcext:value-type="float">
            <text:p>0.84</text:p>
          </table:table-cell>
          <table:table-cell table:style-name="ce13" office:value-type="float" office:value="14" calcext:value-type="float">
            <text:p>14.00</text:p>
          </table:table-cell>
          <table:table-cell table:style-name="ce13" office:value-type="float" office:value="0.985643666666667" calcext:value-type="float">
            <text:p>0.99</text:p>
          </table:table-cell>
          <table:table-cell table:style-name="ce16" office:value-type="float" office:value="3.27499866666667" calcext:value-type="float">
            <text:p>3.27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0.29" calcext:value-type="float">
            <text:p>0.29</text:p>
          </table:table-cell>
          <table:table-cell table:style-name="ce18" office:value-type="float" office:value="2.43" calcext:value-type="float">
            <text:p>2.43</text:p>
          </table:table-cell>
          <table:table-cell table:style-name="ce19" office:value-type="float" office:value="2.6" calcext:value-type="float">
            <text:p>2.60</text:p>
          </table:table-cell>
          <table:table-cell table:style-name="ce13" office:value-type="float" office:value="2.39" calcext:value-type="float">
            <text:p>2.39</text:p>
          </table:table-cell>
          <table:table-cell table:style-name="ce13" office:value-type="float" office:value="1.39" calcext:value-type="float">
            <text:p>1.39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9296875" calcext:value-type="float">
            <text:p>2.9296875</text:p>
          </table:table-cell>
          <table:table-cell table:style-name="ce13" office:value-type="float" office:value="16.5062" calcext:value-type="float">
            <text:p>16.51</text:p>
          </table:table-cell>
          <table:table-cell table:style-name="ce13" office:value-type="float" office:value="0.316028" calcext:value-type="float">
            <text:p>0.32</text:p>
          </table:table-cell>
          <table:table-cell table:style-name="ce13" office:value-type="float" office:value="0.329899333333333" calcext:value-type="float">
            <text:p>0.33</text:p>
          </table:table-cell>
          <table:table-cell table:style-name="ce13" office:value-type="float" office:value="0.674801" calcext:value-type="float">
            <text:p>0.67</text:p>
          </table:table-cell>
          <table:table-cell table:style-name="ce13" office:value-type="float" office:value="17.181001" calcext:value-type="float">
            <text:p>17.18</text:p>
          </table:table-cell>
          <table:table-cell table:style-name="ce13" office:value-type="float" office:value="16.54214" calcext:value-type="float">
            <text:p>16.54</text:p>
          </table:table-cell>
          <table:table-cell table:style-name="ce13" office:value-type="float" office:value="0.327382666666667" calcext:value-type="float">
            <text:p>0.33</text:p>
          </table:table-cell>
          <table:table-cell table:style-name="ce13" office:value-type="float" office:value="0.109103666666667" calcext:value-type="float">
            <text:p>0.11</text:p>
          </table:table-cell>
          <table:table-cell table:style-name="ce13" office:value-type="float" office:value="0.19605875" calcext:value-type="float">
            <text:p>0.20</text:p>
          </table:table-cell>
          <table:table-cell table:style-name="ce13" office:value-type="float" office:value="26" calcext:value-type="float">
            <text:p>26.00</text:p>
          </table:table-cell>
          <table:table-cell table:style-name="ce13" office:value-type="float" office:value="0.630448" calcext:value-type="float">
            <text:p>0.63</text:p>
          </table:table-cell>
          <table:table-cell table:style-name="ce16" office:value-type="float" office:value="17.172588" calcext:value-type="float">
            <text:p>17.17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8" office:value-type="float" office:value="1.08" calcext:value-type="float">
            <text:p>1.08</text:p>
          </table:table-cell>
          <table:table-cell table:style-name="ce19" office:value-type="float" office:value="1.68" calcext:value-type="float">
            <text:p>1.68</text:p>
          </table:table-cell>
          <table:table-cell table:style-name="ce13" office:value-type="float" office:value="1.07" calcext:value-type="float">
            <text:p>1.07</text:p>
          </table:table-cell>
          <table:table-cell table:style-name="ce13" office:value-type="float" office:value="1" calcext:value-type="float">
            <text:p>1.00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3662109375" calcext:value-type="float">
            <text:p>0.3662109375</text:p>
          </table:table-cell>
          <table:table-cell table:style-name="ce13" office:value-type="float" office:value="141.675" calcext:value-type="float">
            <text:p>141.68</text:p>
          </table:table-cell>
          <table:table-cell table:style-name="ce13" office:value-type="float" office:value="3.18299666666667" calcext:value-type="float">
            <text:p>3.18</text:p>
          </table:table-cell>
          <table:table-cell table:style-name="ce13" office:value-type="float" office:value="0.121369333333333" calcext:value-type="float">
            <text:p>0.12</text:p>
          </table:table-cell>
          <table:table-cell table:style-name="ce13" office:value-type="float" office:value="3.346425" calcext:value-type="float">
            <text:p>3.35</text:p>
          </table:table-cell>
          <table:table-cell table:style-name="ce13" office:value-type="float" office:value="145.021425" calcext:value-type="float">
            <text:p>145.02</text:p>
          </table:table-cell>
          <table:table-cell table:style-name="ce13" office:value-type="float" office:value="140.913" calcext:value-type="float">
            <text:p>140.91</text:p>
          </table:table-cell>
          <table:table-cell table:style-name="ce13" office:value-type="float" office:value="3.28324" calcext:value-type="float">
            <text:p>3.28</text:p>
          </table:table-cell>
          <table:table-cell table:style-name="ce13" office:value-type="float" office:value="0.164149025" calcext:value-type="float">
            <text:p>0.16</text:p>
          </table:table-cell>
          <table:table-cell table:style-name="ce13" office:value-type="float" office:value="0.11904" calcext:value-type="float">
            <text:p>0.12</text:p>
          </table:table-cell>
          <table:table-cell table:style-name="ce13" office:value-type="float" office:value="111" calcext:value-type="float">
            <text:p>111.00</text:p>
          </table:table-cell>
          <table:table-cell table:style-name="ce13" office:value-type="float" office:value="3.58431" calcext:value-type="float">
            <text:p>3.58</text:p>
          </table:table-cell>
          <table:table-cell table:style-name="ce16" office:value-type="float" office:value="144.49731" calcext:value-type="float">
            <text:p>144.50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0" calcext:value-type="float">
            <text:p>0.00</text:p>
          </table:table-cell>
          <table:table-cell table:style-name="ce18" office:value-type="float" office:value="0.43" calcext:value-type="float">
            <text:p>0.43</text:p>
          </table:table-cell>
          <table:table-cell table:style-name="ce19" office:value-type="float" office:value="1.02" calcext:value-type="float">
            <text:p>1.02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1" calcext:value-type="float">
            <text:p>1.00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7"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21" office:value-type="string" calcext:value-type="string" table:number-columns-spanned="5" table:number-rows-spanned="1">
            <text:p>GPU NF Array Elements</text:p>
          </table:table-cell>
          <table:covered-table-cell table:number-columns-repeated="4" table:style-name="ce7"/>
          <table:table-cell table:number-columns-repeated="15"/>
        </table:table-row>
        <table:table-row table:style-name="ro1">
          <table:covered-table-cell table:number-columns-repeated="2" table:style-name="ce7"/>
          <table:table-cell table:style-name="ce11" office:value-type="string" calcext:value-type="string">
            <text:p>numboxes</text:p>
          </table:table-cell>
          <table:table-cell table:style-name="ce11" office:value-type="string" calcext:value-type="string">
            <text:p>max_nptr</text:p>
          </table:table-cell>
          <table:table-cell table:style-name="ce11" office:value-type="string" calcext:value-type="string">
            <text:p>max_parts</text:p>
          </table:table-cell>
          <table:table-cell table:style-name="ce11" office:value-type="string" calcext:value-type="string">
            <text:p>max_qs</text:p>
          </table:table-cell>
          <table:table-cell table:style-name="ce11" office:value-type="string" calcext:value-type="string">
            <text:p>Apx Mem (MB)</text:p>
          </table:table-cell>
          <table:table-cell table:number-columns-repeated="1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table:formula="of:=96000/POWER(8;[.A13])" office:value-type="float" office:value="1500" calcext:value-type="float">
            <text:p>1500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1544" calcext:value-type="float">
            <text:p>1544</text:p>
          </table:table-cell>
          <table:table-cell table:style-name="ce11" office:value-type="float" office:value="15440" calcext:value-type="float">
            <text:p>15440</text:p>
          </table:table-cell>
          <table:table-cell table:style-name="ce11" table:formula="of:=ROUND(([.C13]*([.D13]*4+[.E13]*3*8+[.F13]*8))/1024/1024;1)" office:value-type="float" office:value="10.2" calcext:value-type="float">
            <text:p>10.2</text:p>
          </table:table-cell>
          <table:table-cell table:number-columns-repeated="15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table:formula="of:=96000/POWER(8;[.A14])" office:value-type="float" office:value="187.5" calcext:value-type="float">
            <text:p>187.5</text:p>
          </table:table-cell>
          <table:table-cell table:style-name="ce11" office:value-type="float" office:value="512" calcext:value-type="float">
            <text:p>512</text:p>
          </table:table-cell>
          <table:table-cell table:number-columns-repeated="2" table:style-name="ce11" office:value-type="float" office:value="211" calcext:value-type="float">
            <text:p>211</text:p>
          </table:table-cell>
          <table:table-cell table:style-name="ce11" office:value-type="float" office:value="2110" calcext:value-type="float">
            <text:p>2110</text:p>
          </table:table-cell>
          <table:table-cell table:style-name="ce11" table:formula="of:=ROUND(([.C14]*([.D14]*4+[.E14]*3*8+[.F14]*8))/1024/1024;1)" office:value-type="float" office:value="11.1" calcext:value-type="float">
            <text:p>11.1</text:p>
          </table:table-cell>
          <table:table-cell table:number-columns-repeated="15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table:formula="of:=96000/POWER(8;[.A15])" office:value-type="float" office:value="23.4375" calcext:value-type="float">
            <text:p>23.4375</text:p>
          </table:table-cell>
          <table:table-cell table:style-name="ce11" office:value-type="float" office:value="4096" calcext:value-type="float">
            <text:p>4096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ROUND(([.C15]*([.D15]*4+[.E15]*3*8+[.F15]*8))/1024/1024;1)" office:value-type="float" office:value="14.8" calcext:value-type="float">
            <text:p>14.8</text:p>
          </table:table-cell>
          <table:table-cell table:number-columns-repeated="15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table:formula="of:=96000/POWER(8;[.A16])" office:value-type="float" office:value="2.9296875" calcext:value-type="float">
            <text:p>2.9296875</text:p>
          </table:table-cell>
          <table:table-cell table:style-name="ce11" office:value-type="float" office:value="32768" calcext:value-type="float">
            <text:p>32768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ROUND(([.C16]*([.D16]*4+[.E16]*3*8+[.F16]*8))/1024/1024;1)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table:formula="of:=96000/POWER(8;[.A17])" office:value-type="float" office:value="0.3662109375" calcext:value-type="float">
            <text:p>0.3662109375</text:p>
          </table:table-cell>
          <table:table-cell table:style-name="ce11" office:value-type="float" office:value="262144" calcext:value-type="float">
            <text:p>26214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ROUND(([.C17]*([.D17]*4+[.E17]*3*8+[.F17]*8))/1024/1024;1)" office:value-type="float" office:value="81" calcext:value-type="float">
            <text:p>81</text:p>
          </table:table-cell>
          <table:table-cell table:number-columns-repeated="15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style-name="ce12" office:value-type="string" calcext:value-type="string" table:number-columns-spanned="17" table:number-rows-spanned="1">
            <text:p>modeling</text:p>
          </table:table-cell>
          <table:covered-table-cell table:number-columns-repeated="16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onlinear exponential model</text:p>
          </table:table-cell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eviceThread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kewed parabola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ogistic growth-decay model </text:p>
          </table:table-cell>
          <table:table-cell/>
          <table:table-cell office:value-type="string" calcext:value-type="string">
            <text:p>skewed asymetric gaussian model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float" office:value="1544" calcext:value-type="float">
            <text:p>1544</text:p>
          </table:table-cell>
          <table:table-cell table:formula="of:=LOG([.C13];8)"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table:formula="of:=2.6*POWER(2.781;-0.0001*POWER([.B28]-35;2))*POWER(2.781;-0.01*POWER([.C28]-4;2))" office:value-type="float" office:value="1.77436154260573E-101" calcext:value-type="float">
            <text:p>1.77436154260573E-101</text:p>
          </table:table-cell>
          <table:table-cell table:formula="of:=1.5-0.001*[.B28]+0.2*[.C28]" office:value-type="float" office:value="0.356" calcext:value-type="float">
            <text:p>0.356</text:p>
          </table:table-cell>
          <table:table-cell/>
          <table:table-cell table:style-name="ce11" office:value-type="float" office:value="96000" calcext:value-type="float">
            <text:p>96000</text:p>
          </table:table-cell>
          <table:table-cell table:style-name="ce11"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table:formula="of:=2.6-0.6*POWER([.J28]-4;2)+0.1*POWER([.J28]-4;3)" office:value-type="float" office:value="-0.6" calcext:value-type="float">
            <text:p>-0.6</text:p>
          </table:table-cell>
          <table:table-cell table:formula="of:=2.6*POWER(2.781;-0.5*POWER([.J28]-4;2))" office:value-type="float" office:value="0.336179610939336" calcext:value-type="float">
            <text:p>0.336179610939336</text:p>
          </table:table-cell>
          <table:table-cell table:formula="of:=2.6/(1+POWER(2.781;-3*([.J28]-4)))" office:value-type="float" office:value="0.00560827907567" calcext:value-type="float">
            <text:p>0.00560827907567</text:p>
          </table:table-cell>
          <table:table-cell table:formula="of:=2.6*POWER(2.781;1.5*([.J28]-4))*1/(1+POWER(2.781;1.5*([.J28]-4)))" office:value-type="float" office:value="0.115513736805368" calcext:value-type="float">
            <text:p>0.115513736805368</text:p>
          </table:table-cell>
          <table:table-cell table:formula="of:=2.6*POWER(2.781;-0.5*POWER([.J28]-4;2))*(1+0.5*-TANH([.J28]-4))" office:value-type="float" office:value="0.498222819341675" calcext:value-type="float">
            <text:p>0.498222819341675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211" calcext:value-type="float">
            <text:p>211</text:p>
          </table:table-cell>
          <table:table-cell table:formula="of:=LOG([.C14];8)"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table:formula="of:=2.6*POWER(2.781;-0.0001*POWER([.B29]-35;2))*POWER(2.781;-0.01*POWER([.C29]-4;2))" office:value-type="float" office:value="0.108286509514007" calcext:value-type="float">
            <text:p>0.108286509514007</text:p>
          </table:table-cell>
          <table:table-cell table:formula="of:=1.5-0.001*[.B29]+0.2*[.C29]" office:value-type="float" office:value="1.889" calcext:value-type="float">
            <text:p>1.889</text:p>
          </table:table-cell>
          <table:table-cell/>
          <table:table-cell table:style-name="ce11" office:value-type="float" office:value="96000" calcext:value-type="float">
            <text:p>96000</text:p>
          </table:table-cell>
          <table:table-cell table:style-name="ce11"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table:formula="of:=2.6-0.6*POWER([.J29]-4;2)+0.1*POWER([.J29]-4;3)" office:value-type="float" office:value="1.9" calcext:value-type="float">
            <text:p>1.9</text:p>
          </table:table-cell>
          <table:table-cell table:formula="of:=2.6*POWER(2.781;-0.5*POWER([.J29]-4;2))" office:value-type="float" office:value="1.55909598641583" calcext:value-type="float">
            <text:p>1.55909598641583</text:p>
          </table:table-cell>
          <table:table-cell table:formula="of:=2.6/(1+POWER(2.781;-3*([.J29]-4)))" office:value-type="float" office:value="0.115513736805368" calcext:value-type="float">
            <text:p>0.115513736805368</text:p>
          </table:table-cell>
          <table:table-cell table:formula="of:=2.6*POWER(2.781;1.5*([.J29]-4))*1/(1+POWER(2.781;1.5*([.J29]-4)))" office:value-type="float" office:value="0.461181998893471" calcext:value-type="float">
            <text:p>0.461181998893471</text:p>
          </table:table-cell>
          <table:table-cell table:formula="of:=2.6*POWER(2.781;-0.5*POWER([.J29]-4;2))*(1+0.5*TANH([.J29]-4))" office:value-type="float" office:value="0.965396790501641" calcext:value-type="float">
            <text:p>0.965396790501641</text:p>
          </table:table-cell>
          <table:table-cell/>
          <table:table-cell table:formula="of:=[.K29]-[.K28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35" calcext:value-type="float">
            <text:p>35</text:p>
          </table:table-cell>
          <table:table-cell table:formula="of:=LOG([.C15];8)"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formula="of:=2.6*POWER(2.781;-0.0001*POWER([.B30]-35;2))*POWER(2.781;-0.01*POWER([.C30]-4;2))" office:value-type="float" office:value="2.6" calcext:value-type="float">
            <text:p>2.6</text:p>
          </table:table-cell>
          <table:table-cell table:formula="of:=1.5-0.001*[.B30]+0.2*[.C30]" office:value-type="float" office:value="2.265" calcext:value-type="float">
            <text:p>2.265</text:p>
          </table:table-cell>
          <table:table-cell/>
          <table:table-cell table:style-name="ce11" office:value-type="float" office:value="96000" calcext:value-type="float">
            <text:p>96000</text:p>
          </table:table-cell>
          <table:table-cell table:style-name="ce11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formula="of:=2.6-0.6*POWER([.J30]-4;2)+0.1*POWER([.J30]-4;3)" office:value-type="float" office:value="2.6" calcext:value-type="float">
            <text:p>2.6</text:p>
          </table:table-cell>
          <table:table-cell table:formula="of:=2.6*POWER(2.781;-0.5*POWER([.J30]-4;2))" office:value-type="float" office:value="2.6" calcext:value-type="float">
            <text:p>2.6</text:p>
          </table:table-cell>
          <table:table-cell table:formula="of:=2.6/(1+POWER(2.781;-3*([.J30]-4)))" office:value-type="float" office:value="1.3" calcext:value-type="float">
            <text:p>1.3</text:p>
          </table:table-cell>
          <table:table-cell table:formula="of:=2.6*POWER(2.781;1.5*([.J30]-4))*1/(1+POWER(2.781;1.5*([.J30]-4)))" office:value-type="float" office:value="1.3" calcext:value-type="float">
            <text:p>1.3</text:p>
          </table:table-cell>
          <table:table-cell table:formula="of:=2.6*POWER(2.781;-0.5*POWER([.J30]-4;2))*(1+0.5*TANH([.J30]-4))" office:value-type="float" office:value="2.6" calcext:value-type="float">
            <text:p>2.6</text:p>
          </table:table-cell>
          <table:table-cell/>
          <table:table-cell table:formula="of:=[.K30]-[.K29]" office:value-type="float" office:value="1.62" calcext:value-type="float">
            <text:p>1.62</text:p>
          </table:table-cell>
          <table:table-cell table:formula="of:=[.R30]-[.R29]" office:value-type="float" office:value="1.02" calcext:value-type="float">
            <text:p>1.02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formula="of:=LOG([.C16];8)"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table:formula="of:=2.6*POWER(2.781;-0.0001*POWER([.B31]-35;2))*POWER(2.781;-0.01*POWER([.C31]-4;2))" office:value-type="float" office:value="2.38863111909101" calcext:value-type="float">
            <text:p>2.38863111909101</text:p>
          </table:table-cell>
          <table:table-cell table:formula="of:=1.5-0.001*[.B31]+0.2*[.C31]" office:value-type="float" office:value="2.492" calcext:value-type="float">
            <text:p>2.492</text:p>
          </table:table-cell>
          <table:table-cell/>
          <table:table-cell table:style-name="ce11" office:value-type="float" office:value="96000" calcext:value-type="float">
            <text:p>96000</text:p>
          </table:table-cell>
          <table:table-cell table:style-name="ce11"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table:formula="of:=2.6-0.6*POWER([.J31]-4;2)+0.1*POWER([.J31]-4;3)" office:value-type="float" office:value="2.1" calcext:value-type="float">
            <text:p>2.1</text:p>
          </table:table-cell>
          <table:table-cell table:formula="of:=2.6*POWER(2.781;-0.5*POWER([.J31]-4;2))" office:value-type="float" office:value="1.55909598641583" calcext:value-type="float">
            <text:p>1.55909598641583</text:p>
          </table:table-cell>
          <table:table-cell table:formula="of:=2.6/(1+POWER(2.781;-3*([.J31]-4)))" office:value-type="float" office:value="2.48448626319463" calcext:value-type="float">
            <text:p>2.48448626319463</text:p>
          </table:table-cell>
          <table:table-cell table:formula="of:=2.6*POWER(2.781;1.5*([.J31]-4))*1/(1+POWER(2.781;1.5*([.J31]-4)))" office:value-type="float" office:value="2.13881800110653" calcext:value-type="float">
            <text:p>2.13881800110653</text:p>
          </table:table-cell>
          <table:table-cell table:formula="of:=2.6*POWER(2.781;-0.5*POWER([.J31]-4;2))*(1+0.5*TANH([.J31]-4))" office:value-type="float" office:value="2.15279518233003" calcext:value-type="float">
            <text:p>2.15279518233003</text:p>
          </table:table-cell>
          <table:table-cell/>
          <table:table-cell table:formula="of:=[.K31]-[.K30]" office:value-type="float" office:value="-0.92" calcext:value-type="float">
            <text:p>-0.92</text:p>
          </table:table-cell>
          <table:table-cell table:formula="of:=[.R31]-[.R30]" office:value-type="float" office:value="-2.54" calcext:value-type="float">
            <text:p>-2.54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formula="of:=LOG([.C17];8)"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table:formula="of:=2.6*POWER(2.781;-0.0001*POWER([.B32]-35;2))*POWER(2.781;-0.01*POWER([.C32]-4;2))" office:value-type="float" office:value="2.24760053685207" calcext:value-type="float">
            <text:p>2.24760053685207</text:p>
          </table:table-cell>
          <table:table-cell table:formula="of:=1.5-0.001*[.B32]+0.2*[.C32]" office:value-type="float" office:value="2.697" calcext:value-type="float">
            <text:p>2.697</text:p>
          </table:table-cell>
          <table:table-cell/>
          <table:table-cell table:style-name="ce11" office:value-type="float" office:value="96000" calcext:value-type="float">
            <text:p>96000</text:p>
          </table:table-cell>
          <table:table-cell table:style-name="ce11"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table:formula="of:=2.6-0.6*POWER([.J32]-4;2)+0.1*POWER([.J32]-4;3)" office:value-type="float" office:value="1" calcext:value-type="float">
            <text:p>1</text:p>
          </table:table-cell>
          <table:table-cell table:formula="of:=2.6*POWER(2.781;-0.5*POWER([.J32]-4;2))" office:value-type="float" office:value="0.336179610939336" calcext:value-type="float">
            <text:p>0.336179610939336</text:p>
          </table:table-cell>
          <table:table-cell table:formula="of:=2.6/(1+POWER(2.781;-3*([.J32]-4)))" office:value-type="float" office:value="2.59439172092433" calcext:value-type="float">
            <text:p>2.59439172092433</text:p>
          </table:table-cell>
          <table:table-cell table:formula="of:=2.6*POWER(2.781;1.5*([.J32]-4))*1/(1+POWER(2.781;1.5*([.J32]-4)))" office:value-type="float" office:value="2.48448626319463" calcext:value-type="float">
            <text:p>2.48448626319463</text:p>
          </table:table-cell>
          <table:table-cell table:formula="of:=2.6*POWER(2.781;-0.5*POWER([.J32]-4;2))*(1+0.5*TANH([.J32]-4))" office:value-type="float" office:value="0.498222819341675" calcext:value-type="float">
            <text:p>0.498222819341675</text:p>
          </table:table-cell>
          <table:table-cell/>
          <table:table-cell table:formula="of:=[.K32]-[.K31]" office:value-type="float" office:value="-0.66" calcext:value-type="float">
            <text:p>-0.66</text:p>
          </table:table-cell>
          <table:table-cell table:formula="of:=[.R32]-[.R31]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normalized value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G linear</text:p>
          </table:table-cell>
          <table:table-cell office:value-type="string" calcext:value-type="string">
            <text:p>nonlinear model</text:p>
          </table:table-cell>
          <table:table-cell table:number-columns-repeated="16"/>
        </table:table-row>
        <table:table-row table:style-name="ro1">
          <table:table-cell/>
          <table:table-cell table:formula="of:=[.B28]/1544" office:value-type="float" office:value="1" calcext:value-type="float">
            <text:p>1</text:p>
          </table:table-cell>
          <table:table-cell table:formula="of:=[.C28]/6" office:value-type="float" office:value="0.333333333333333" calcext:value-type="float">
            <text:p>0.333333333333333</text:p>
          </table:table-cell>
          <table:table-cell office:value-type="float" office:value="0.38" calcext:value-type="float">
            <text:p>0.38</text:p>
          </table:table-cell>
          <table:table-cell table:formula="of:=0.5-0.1*[.B36]+0.8*[.C36]" office:value-type="float" office:value="0.666666666666667" calcext:value-type="float">
            <text:p>0.666666666666667</text:p>
          </table:table-cell>
          <table:table-cell table:formula="of:=2.6*POWER(2.781;-0.1*[.B36]+0.2*[.C36]-0.01*POWER([.B36];2)-0.1*POWER([.C36];2))" office:value-type="float" office:value="2.45917294325273" calcext:value-type="float">
            <text:p>2.45917294325273</text:p>
          </table:table-cell>
          <table:table-cell table:number-columns-repeated="16"/>
        </table:table-row>
        <table:table-row table:style-name="ro1">
          <table:table-cell/>
          <table:table-cell table:formula="of:=[.B29]/1544" office:value-type="float" office:value="0.136658031088083" calcext:value-type="float">
            <text:p>0.136658031088083</text:p>
          </table:table-cell>
          <table:table-cell table:formula="of:=[.C29]/6"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table:formula="of:=0.5-0.1*[.B37]+0.8*[.C37]" office:value-type="float" office:value="0.886334196891192" calcext:value-type="float">
            <text:p>0.886334196891192</text:p>
          </table:table-cell>
          <table:table-cell table:formula="of:=2.6*POWER(2.781;-0.1*[.B37]+0.2*[.C37]-0.01*POWER([.B37];2)-0.1*POWER([.C37];2))" office:value-type="float" office:value="2.76780253330725" calcext:value-type="float">
            <text:p>2.76780253330725</text:p>
          </table:table-cell>
          <table:table-cell table:number-columns-repeated="16"/>
        </table:table-row>
        <table:table-row table:style-name="ro1">
          <table:table-cell/>
          <table:table-cell table:formula="of:=[.B30]/1544" office:value-type="float" office:value="0.0226683937823834" calcext:value-type="float">
            <text:p>0.022668393782384</text:p>
          </table:table-cell>
          <table:table-cell table:formula="of:=[.C30]/6" office:value-type="float" office:value="0.666666666666667" calcext:value-type="float">
            <text:p>0.666666666666667</text:p>
          </table:table-cell>
          <table:table-cell office:value-type="float" office:value="2.6" calcext:value-type="float">
            <text:p>2.6</text:p>
          </table:table-cell>
          <table:table-cell table:formula="of:=0.5-0.1*[.B38]+0.8*[.C38]" office:value-type="float" office:value="1.0310664939551" calcext:value-type="float">
            <text:p>1.0310664939551</text:p>
          </table:table-cell>
          <table:table-cell table:formula="of:=2.6*POWER(2.781;-0.1*[.B38]+0.2*[.C38]-0.01*POWER([.B38];2)-0.1*POWER([.C38];2))" office:value-type="float" office:value="2.84085237033494" calcext:value-type="float">
            <text:p>2.84085237033494</text:p>
          </table:table-cell>
          <table:table-cell table:number-columns-repeated="16"/>
        </table:table-row>
        <table:table-row table:style-name="ro1">
          <table:table-cell/>
          <table:table-cell table:formula="of:=[.B31]/1544" office:value-type="float" office:value="0.00518134715025907" calcext:value-type="float">
            <text:p>0.005181347150259</text:p>
          </table:table-cell>
          <table:table-cell table:formula="of:=[.C31]/6" office:value-type="float" office:value="0.833333333333333" calcext:value-type="float">
            <text:p>0.833333333333333</text:p>
          </table:table-cell>
          <table:table-cell office:value-type="float" office:value="1.68" calcext:value-type="float">
            <text:p>1.68</text:p>
          </table:table-cell>
          <table:table-cell table:formula="of:=0.5-0.1*[.B39]+0.8*[.C39]" office:value-type="float" office:value="1.16614853195164" calcext:value-type="float">
            <text:p>1.16614853195164</text:p>
          </table:table-cell>
          <table:table-cell table:formula="of:=2.6*POWER(2.781;-0.1*[.B39]+0.2*[.C39]-0.01*POWER([.B39];2)-0.1*POWER([.C39];2))" office:value-type="float" office:value="2.87031314567996" calcext:value-type="float">
            <text:p>2.87031314567996</text:p>
          </table:table-cell>
          <table:table-cell table:number-columns-repeated="16"/>
        </table:table-row>
        <table:table-row table:style-name="ro1">
          <table:table-cell/>
          <table:table-cell table:formula="of:=[.B32]/1544" office:value-type="float" office:value="0.00194300518134715" calcext:value-type="float">
            <text:p>0.001943005181347</text:p>
          </table:table-cell>
          <table:table-cell table:formula="of:=[.C32]/6"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formula="of:=0.5-0.1*[.B40]+0.8*[.C40]" office:value-type="float" office:value="1.29980569948187" calcext:value-type="float">
            <text:p>1.29980569948187</text:p>
          </table:table-cell>
          <table:table-cell table:formula="of:=2.6*POWER(2.781;-0.1*[.B40]+0.2*[.C40]-0.01*POWER([.B40];2)-0.1*POWER([.C40];2))" office:value-type="float" office:value="2.87943395467218" calcext:value-type="float">
            <text:p>2.87943395467218</text:p>
          </table:table-cell>
          <table:table-cell table:number-columns-repeated="16"/>
        </table:table-row>
        <table:table-row table:style-name="ro1" table:number-rows-repeated="4">
          <table:table-cell table:number-columns-repeated="22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predicted speedup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table:formula="of:=96000/POWER(8;[.B46])" office:value-type="float" office:value="1500" calcext:value-type="float">
            <text:p>1500</text:p>
          </table:table-cell>
          <table:table-cell table:style-name="ce11" office:value-type="float" office:value="64" calcext:value-type="float">
            <text:p>64</text:p>
          </table:table-cell>
          <table:table-cell office:value-type="float" office:value="0.38" calcext:value-type="float">
            <text:p>0.38</text:p>
          </table:table-cell>
          <table:table-cell table:formula="of:=-0.5933*POWER([.B46];3)+5.85*POWER([.B46];2)-17.38*[.B46]+16.4864" office:value-type="float" office:value="0.379999999999999" calcext:value-type="float">
            <text:p>0.379999999999999</text:p>
          </table:table-cell>
          <table:table-cell table:formula="of:=-0.33*POWER([.B46];2)+3.19*[.B46]+0.05*LOG([.C46];2.781)-0.1*LOG([.D46];2.781)-4.16" office:value-type="float" office:value="0.850892872838076" calcext:value-type="float">
            <text:p>0.8508928728380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table:formula="of:=96000/POWER(8;[.B47])" office:value-type="float" office:value="187.5" calcext:value-type="float">
            <text:p>187.5</text:p>
          </table:table-cell>
          <table:table-cell table:style-name="ce11" office:value-type="float" office:value="512" calcext:value-type="float">
            <text:p>512</text:p>
          </table:table-cell>
          <table:table-cell office:value-type="float" office:value="0.98" calcext:value-type="float">
            <text:p>0.98</text:p>
          </table:table-cell>
          <table:table-cell table:formula="of:=-0.5933*POWER([.B47];3)+5.85*POWER([.B47];2)-17.38*[.B47]+16.4864" office:value-type="float" office:value="0.977299999999996" calcext:value-type="float">
            <text:p>0.977299999999996</text:p>
          </table:table-cell>
          <table:table-cell table:formula="of:=-0.33*POWER([.B47];2)+3.19*[.B47]+0.05*LOG([.C47];2.781)-0.1*LOG([.D47];2.781)-4.16" office:value-type="float" office:value="2.08593295279112" calcext:value-type="float">
            <text:p>2.085932952791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table:formula="of:=96000/POWER(8;[.B48])" office:value-type="float" office:value="23.4375" calcext:value-type="float">
            <text:p>23.4375</text:p>
          </table:table-cell>
          <table:table-cell table:style-name="ce11" office:value-type="float" office:value="4096" calcext:value-type="float">
            <text:p>4096</text:p>
          </table:table-cell>
          <table:table-cell office:value-type="float" office:value="2.6" calcext:value-type="float">
            <text:p>2.6</text:p>
          </table:table-cell>
          <table:table-cell table:formula="of:=-0.5933*POWER([.B48];3)+5.85*POWER([.B48];2)-17.38*[.B48]+16.4864" office:value-type="float" office:value="2.59519999999999" calcext:value-type="float">
            <text:p>2.59519999999999</text:p>
          </table:table-cell>
          <table:table-cell table:formula="of:=-0.33*POWER([.B48];2)+3.19*[.B48]+0.05*LOG([.C48];2.781)-0.1*LOG([.D48];2.781)-4.16" office:value-type="float" office:value="2.66097303274417" calcext:value-type="float">
            <text:p>2.660973032744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table:formula="of:=96000/POWER(8;[.B49])" office:value-type="float" office:value="2.9296875" calcext:value-type="float">
            <text:p>2.9296875</text:p>
          </table:table-cell>
          <table:table-cell table:style-name="ce11" office:value-type="float" office:value="32768" calcext:value-type="float">
            <text:p>32768</text:p>
          </table:table-cell>
          <table:table-cell office:value-type="float" office:value="1.68" calcext:value-type="float">
            <text:p>1.68</text:p>
          </table:table-cell>
          <table:table-cell table:formula="of:=-0.5933*POWER([.B49];3)+5.85*POWER([.B49];2)-17.38*[.B49]+16.4864" office:value-type="float" office:value="1.6739" calcext:value-type="float">
            <text:p>1.6739</text:p>
          </table:table-cell>
          <table:table-cell table:formula="of:=-0.33*POWER([.B49];2)+3.19*[.B49]+0.05*LOG([.C49];2.781)-0.1*LOG([.D49];2.781)-4.16" office:value-type="float" office:value="2.57601311269722" calcext:value-type="float">
            <text:p>2.576013112697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" table:formula="of:=96000/POWER(8;[.B50])" office:value-type="float" office:value="0.3662109375" calcext:value-type="float">
            <text:p>0.3662109375</text:p>
          </table:table-cell>
          <table:table-cell table:style-name="ce11" office:value-type="float" office:value="262144" calcext:value-type="float">
            <text:p>262144</text:p>
          </table:table-cell>
          <table:table-cell office:value-type="float" office:value="1.02" calcext:value-type="float">
            <text:p>1.02</text:p>
          </table:table-cell>
          <table:table-cell table:formula="of:=-0.5933*POWER([.B50];3)+5.85*POWER([.B50];2)-17.38*[.B50]+16.4864" office:value-type="float" office:value="-5.34640000000002" calcext:value-type="float">
            <text:p>-5.34640000000002</text:p>
          </table:table-cell>
          <table:table-cell table:formula="of:=-0.33*POWER([.B50];2)+3.19*[.B50]+0.05*LOG([.C50];2.781)-0.1*LOG([.D50];2.781)-4.16" office:value-type="float" office:value="1.83105319265026" calcext:value-type="float">
            <text:p>1.83105319265026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formula="of:=LOG([.C46];2.781)" office:value-type="float" office:value="7.15012199134693" calcext:value-type="float">
            <text:p>7.15012199134693</text:p>
          </table:table-cell>
          <table:table-cell table:formula="of:=LOG([.D46];2.781)" office:value-type="float" office:value="4.06613226729271" calcext:value-type="float">
            <text:p>4.06613226729271</text:p>
          </table:table-cell>
          <table:table-cell table:number-columns-repeated="17"/>
        </table:table-row>
        <calcext:conditional-formats>
          <calcext:conditional-format calcext:target-range-address="'GPU soa'.N3:'GPU soa'.N7">
            <calcext:color-scale>
              <calcext:color-scale-entry calcext:value="0" calcext:type="minimum" calcext:color="#ffa6a6"/>
              <calcext:color-scale-entry calcext:value="0" calcext:type="maximum" calcext:color="#eeeeee"/>
            </calcext:color-scale>
          </calcext:conditional-format>
          <calcext:conditional-format calcext:target-range-address="'GPU soa'.S3:'GPU soa'.S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  <calcext:conditional-format calcext:target-range-address="'GPU soa'.T3:'GPU soa'.T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</calcext:conditional-formats>
      </table:table>
      <table:table table:name="GPU aos" table:style-name="ta1">
        <table:table-column table:style-name="co9" table:number-columns-repeated="2" table:default-cell-style-name="ce7"/>
        <table:table-column table:style-name="co9" table:number-columns-repeated="11" table:default-cell-style-name="ce13"/>
        <table:table-column table:style-name="co9" table:default-cell-style-name="ce29"/>
        <table:table-column table:style-name="co9" table:number-columns-repeated="4" table:default-cell-style-name="ce13"/>
        <table:table-column table:style-name="co9" table:default-cell-style-name="ce30"/>
        <table:table-column table:style-name="co9" table:default-cell-style-name="ce31"/>
        <table:table-column table:style-name="co9" table:number-columns-repeated="2" table:default-cell-style-name="ce13"/>
        <table:table-row table:style-name="ro1">
          <table:table-cell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17" office:value-type="string" calcext:value-type="string" table:number-columns-spanned="5" table:number-rows-spanned="1">
            <text:p>Running Time CPU</text:p>
          </table:table-cell>
          <table:covered-table-cell table:style-name="ce21"/>
          <table:covered-table-cell table:number-columns-repeated="3" table:style-name="ce7"/>
          <table:table-cell table:style-name="ce24" office:value-type="string" calcext:value-type="string" table:number-columns-spanned="7" table:number-rows-spanned="1">
            <text:p>Running Time GPU</text:p>
          </table:table-cell>
          <table:covered-table-cell table:style-name="ce21"/>
          <table:covered-table-cell table:number-columns-repeated="5" table:style-name="ce7"/>
          <table:table-cell table:style-name="ce17" office:value-type="string" calcext:value-type="string" table:number-columns-spanned="2" table:number-rows-spanned="1">
            <text:p>NF Share CPU</text:p>
          </table:table-cell>
          <table:covered-table-cell table:style-name="ce7"/>
          <table:table-cell table:style-name="ce24" office:value-type="string" calcext:value-type="string" table:number-columns-spanned="2" table:number-rows-spanned="1">
            <text:p>NF Share GPU</text:p>
          </table:table-cell>
          <table:covered-table-cell table:style-name="ce7"/>
          <table:table-cell table:style-name="ce26" office:value-type="string" calcext:value-type="string" table:number-columns-spanned="4" table:number-rows-spanned="1">
            <text:p>SpeedUp</text:p>
          </table:table-cell>
          <table:covered-table-cell table:style-name="ce26"/>
          <table:covered-table-cell table:number-columns-repeated="2" table:style-name="ce7"/>
        </table:table-row>
        <table:table-row table:style-name="ro1">
          <table:covered-table-cell table:number-columns-repeated="2"/>
          <table:table-cell table:style-name="ce7" office:value-type="string" calcext:value-type="string">
            <text:p>PreComputation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NF</text:p>
          </table:table-cell>
          <table:table-cell table:style-name="ce7" office:value-type="string" calcext:value-type="string">
            <text:p>Computaion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PreComputation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NF collection</text:p>
          </table:table-cell>
          <table:table-cell table:style-name="ce7" office:value-type="string" calcext:value-type="string">
            <text:p>NF comp</text:p>
          </table:table-cell>
          <table:table-cell table:style-name="ce7" office:value-type="string" calcext:value-type="string">
            <text:p>NF mem</text:p>
          </table:table-cell>
          <table:table-cell table:style-name="ce7" office:value-type="string" calcext:value-type="string">
            <text:p>Computaion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Nfshare / com</text:p>
          </table:table-cell>
          <table:table-cell table:style-name="ce7" office:value-type="string" calcext:value-type="string">
            <text:p>Nfshare / tot</text:p>
          </table:table-cell>
          <table:table-cell table:style-name="ce7" office:value-type="string" calcext:value-type="string">
            <text:p>Nfshare / com</text:p>
          </table:table-cell>
          <table:table-cell table:style-name="ce7" office:value-type="string" calcext:value-type="string">
            <text:p>Nfshare / tot</text:p>
          </table:table-cell>
          <table:table-cell table:style-name="ce7" office:value-type="string" calcext:value-type="string">
            <text:p>NF</text:p>
          </table:table-cell>
          <table:table-cell table:style-name="ce7" office:value-type="string" calcext:value-type="string">
            <text:p>NF(computation only)</text:p>
          </table:table-cell>
          <table:table-cell table:style-name="ce7" office:value-type="string" calcext:value-type="string">
            <text:p>total computations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0.312559" calcext:value-type="float">
            <text:p>0.31</text:p>
          </table:table-cell>
          <table:table-cell office:value-type="float" office:value="0.00055373325" calcext:value-type="float">
            <text:p>0.00</text:p>
          </table:table-cell>
          <table:table-cell office:value-type="float" office:value="143.001666666667" calcext:value-type="float">
            <text:p>143.00</text:p>
          </table:table-cell>
          <table:table-cell office:value-type="float" office:value="143.01" calcext:value-type="float">
            <text:p>143.01</text:p>
          </table:table-cell>
          <table:table-cell office:value-type="float" office:value="143.322559" calcext:value-type="float">
            <text:p>143.32</text:p>
          </table:table-cell>
          <table:table-cell office:value-type="float" office:value="0.313528" calcext:value-type="float">
            <text:p>0.31</text:p>
          </table:table-cell>
          <table:table-cell office:value-type="float" office:value="0.00059300675" calcext:value-type="float">
            <text:p>0.00</text:p>
          </table:table-cell>
          <table:table-cell office:value-type="float" office:value="0.113066" calcext:value-type="float">
            <text:p>0.11</text:p>
          </table:table-cell>
          <table:table-cell office:value-type="float" office:value="352.353" calcext:value-type="float">
            <text:p>352.35</text:p>
          </table:table-cell>
          <table:table-cell office:value-type="float" office:value="10" calcext:value-type="float">
            <text:p>10.00</text:p>
          </table:table-cell>
          <table:table-cell office:value-type="float" office:value="352.477" calcext:value-type="float">
            <text:p>352.48</text:p>
          </table:table-cell>
          <table:table-cell office:value-type="float" office:value="352.790528" calcext:value-type="float">
            <text:p>352.79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4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.5" calcext:value-type="float">
            <text:p>187.5</text:p>
          </table:table-cell>
          <table:table-cell office:value-type="float" office:value="0.482734" calcext:value-type="float">
            <text:p>0.48</text:p>
          </table:table-cell>
          <table:table-cell office:value-type="float" office:value="0.0047735" calcext:value-type="float">
            <text:p>0.00</text:p>
          </table:table-cell>
          <table:table-cell office:value-type="float" office:value="17.5197" calcext:value-type="float">
            <text:p>17.52</text:p>
          </table:table-cell>
          <table:table-cell office:value-type="float" office:value="17.5367" calcext:value-type="float">
            <text:p>17.54</text:p>
          </table:table-cell>
          <table:table-cell office:value-type="float" office:value="18.019434" calcext:value-type="float">
            <text:p>18.02</text:p>
          </table:table-cell>
          <table:table-cell office:value-type="float" office:value="0.511282" calcext:value-type="float">
            <text:p>0.51</text:p>
          </table:table-cell>
          <table:table-cell office:value-type="float" office:value="0.004892945" calcext:value-type="float">
            <text:p>0.00</text:p>
          </table:table-cell>
          <table:table-cell office:value-type="float" office:value="0.105449" calcext:value-type="float">
            <text:p>0.11</text:p>
          </table:table-cell>
          <table:table-cell office:value-type="float" office:value="17.0317" calcext:value-type="float">
            <text:p>17.03</text:p>
          </table:table-cell>
          <table:table-cell office:value-type="float" office:value="11" calcext:value-type="float">
            <text:p>11.00</text:p>
          </table:table-cell>
          <table:table-cell office:value-type="float" office:value="17.15285" calcext:value-type="float">
            <text:p>17.15</text:p>
          </table:table-cell>
          <table:table-cell office:value-type="float" office:value="17.664132" calcext:value-type="float">
            <text:p>17.66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375" calcext:value-type="float">
            <text:p>23.4375</text:p>
          </table:table-cell>
          <table:table-cell office:value-type="float" office:value="2.19127" calcext:value-type="float">
            <text:p>2.19</text:p>
          </table:table-cell>
          <table:table-cell office:value-type="float" office:value="0.0529929666666667" calcext:value-type="float">
            <text:p>0.05</text:p>
          </table:table-cell>
          <table:table-cell office:value-type="float" office:value="2.18459" calcext:value-type="float">
            <text:p>2.18</text:p>
          </table:table-cell>
          <table:table-cell office:value-type="float" office:value="2.358075" calcext:value-type="float">
            <text:p>2.36</text:p>
          </table:table-cell>
          <table:table-cell office:value-type="float" office:value="4.549345" calcext:value-type="float">
            <text:p>4.55</text:p>
          </table:table-cell>
          <table:table-cell office:value-type="float" office:value="2.27107" calcext:value-type="float">
            <text:p>2.27</text:p>
          </table:table-cell>
          <table:table-cell office:value-type="float" office:value="0.0523327" calcext:value-type="float">
            <text:p>0.05</text:p>
          </table:table-cell>
          <table:table-cell office:value-type="float" office:value="0.106282" calcext:value-type="float">
            <text:p>0.11</text:p>
          </table:table-cell>
          <table:table-cell office:value-type="float" office:value="0.7997635" calcext:value-type="float">
            <text:p>0.80</text:p>
          </table:table-cell>
          <table:table-cell office:value-type="float" office:value="14" calcext:value-type="float">
            <text:p>14.00</text:p>
          </table:table-cell>
          <table:table-cell office:value-type="float" office:value="0.9972835" calcext:value-type="float">
            <text:p>1.00</text:p>
          </table:table-cell>
          <table:table-cell office:value-type="float" office:value="3.2683535" calcext:value-type="float">
            <text:p>3.27</text:p>
          </table:table-cell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2.5" calcext:value-type="float">
            <text:p>2.50</text:p>
          </table:table-cell>
          <table:table-cell office:value-type="float" office:value="2.73" calcext:value-type="float">
            <text:p>2.73</text:p>
          </table:table-cell>
          <table:table-cell office:value-type="float" office:value="2.36" calcext:value-type="float">
            <text:p>2.36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96875" calcext:value-type="float">
            <text:p>2.9296875</text:p>
          </table:table-cell>
          <table:table-cell office:value-type="float" office:value="16.5062" calcext:value-type="float">
            <text:p>16.51</text:p>
          </table:table-cell>
          <table:table-cell office:value-type="float" office:value="0.316028" calcext:value-type="float">
            <text:p>0.32</text:p>
          </table:table-cell>
          <table:table-cell office:value-type="float" office:value="0.329899333333333" calcext:value-type="float">
            <text:p>0.33</text:p>
          </table:table-cell>
          <table:table-cell office:value-type="float" office:value="0.674801" calcext:value-type="float">
            <text:p>0.67</text:p>
          </table:table-cell>
          <table:table-cell office:value-type="float" office:value="17.181001" calcext:value-type="float">
            <text:p>17.18</text:p>
          </table:table-cell>
          <table:table-cell office:value-type="float" office:value="16.6489" calcext:value-type="float">
            <text:p>16.65</text:p>
          </table:table-cell>
          <table:table-cell office:value-type="float" office:value="0.327382666666667" calcext:value-type="float">
            <text:p>0.33</text:p>
          </table:table-cell>
          <table:table-cell office:value-type="float" office:value="0.114307333333333" calcext:value-type="float">
            <text:p>0.11</text:p>
          </table:table-cell>
          <table:table-cell office:value-type="float" office:value="0.202486" calcext:value-type="float">
            <text:p>0.20</text:p>
          </table:table-cell>
          <table:table-cell office:value-type="float" office:value="26" calcext:value-type="float">
            <text:p>26.00</text:p>
          </table:table-cell>
          <table:table-cell office:value-type="float" office:value="0.640287" calcext:value-type="float">
            <text:p>0.64</text:p>
          </table:table-cell>
          <table:table-cell office:value-type="float" office:value="17.289187" calcext:value-type="float">
            <text:p>17.29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1.63" calcext:value-type="float">
            <text:p>1.63</text:p>
          </table:table-cell>
          <table:table-cell office:value-type="float" office:value="1.05" calcext:value-type="float">
            <text:p>1.0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62109375" calcext:value-type="float">
            <text:p>0.3662109375</text:p>
          </table:table-cell>
          <table:table-cell office:value-type="float" office:value="141.675" calcext:value-type="float">
            <text:p>141.68</text:p>
          </table:table-cell>
          <table:table-cell office:value-type="float" office:value="3.18299666666667" calcext:value-type="float">
            <text:p>3.18</text:p>
          </table:table-cell>
          <table:table-cell office:value-type="float" office:value="0.121369333333333" calcext:value-type="float">
            <text:p>0.12</text:p>
          </table:table-cell>
          <table:table-cell office:value-type="float" office:value="3.346425" calcext:value-type="float">
            <text:p>3.35</text:p>
          </table:table-cell>
          <table:table-cell office:value-type="float" office:value="145.021425" calcext:value-type="float">
            <text:p>145.02</text:p>
          </table:table-cell>
          <table:table-cell office:value-type="float" office:value="318.215" calcext:value-type="float">
            <text:p>318.22</text:p>
          </table:table-cell>
          <table:table-cell office:value-type="float" office:value="3.05592" calcext:value-type="float">
            <text:p>3.06</text:p>
          </table:table-cell>
          <table:table-cell office:value-type="float" office:value="0.14154" calcext:value-type="float">
            <text:p>0.14</text:p>
          </table:table-cell>
          <table:table-cell office:value-type="float" office:value="0.123223" calcext:value-type="float">
            <text:p>0.12</text:p>
          </table:table-cell>
          <table:table-cell office:value-type="float" office:value="80" calcext:value-type="float">
            <text:p>80.00</text:p>
          </table:table-cell>
          <table:table-cell office:value-type="float" office:value="3.37511" calcext:value-type="float">
            <text:p>3.38</text:p>
          </table:table-cell>
          <table:table-cell office:value-type="float" office:value="321.59011" calcext:value-type="float">
            <text:p>321.5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1.03" calcext:value-type="float">
            <text:p>1.03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45" calcext:value-type="float">
            <text:p>0.45</text:p>
          </table:table-cell>
        </table:table-row>
        <calcext:conditional-formats>
          <calcext:conditional-format calcext:target-range-address="'GPU aos'.N3:'GPU aos'.N7">
            <calcext:color-scale>
              <calcext:color-scale-entry calcext:value="0" calcext:type="minimum" calcext:color="#ffa6a6"/>
              <calcext:color-scale-entry calcext:value="0" calcext:type="maximum" calcext:color="#eeeeee"/>
            </calcext:color-scale>
          </calcext:conditional-format>
          <calcext:conditional-format calcext:target-range-address="'GPU aos'.T3:'GPU aos'.T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  <calcext:conditional-format calcext:target-range-address="'GPU aos'.S3:'GPU aos'.S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1:36:35.157302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20:58:55.844831529</meta:creation-date>
    <dc:date>2025-01-26T11:37:19.996942648</dc:date>
    <meta:editing-duration>P1DT9H43M57S</meta:editing-duration>
    <meta:editing-cycles>148</meta:editing-cycles>
    <meta:generator>LibreOffice/6.4.7.2$Linux_X86_64 LibreOffice_project/40$Build-2</meta:generator>
    <meta:document-statistic meta:table-count="3" meta:cell-count="5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5cm" svg:height="9.005cm" xlink:href=".." xlink:type="simple" chart:class="chart:line" chart:column-mapping="1 0" chart:style-name="ch1">
        <chart:legend chart:legend-position="end" svg:x="7.252cm" svg:y="0.757cm" style:legend-expansion="custom" chartooo:width="5.451cm" chartooo:height="1.096cm" style:legend-expansion-aspect-ratio="4.9735401459854" chart:style-name="ch2"/>
        <chart:plot-area chart:style-name="ch3" table:cell-range-address="'analyze 2 Level 15 6 5'.K2:'analyze 2 Level 15 6 5'.K7 'analyze 2 Level 15 6 5'.G2:'analyze 2 Level 15 6 5'.G7" chart:data-source-has-labels="row" svg:x="0.152cm" svg:y="0.18cm" svg:width="13.49cm" svg:height="8.643cm">
          <chartooo:coordinate-region svg:x="0.985cm" svg:y="0.38cm" svg:width="11.929cm" svg:height="8.24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nalyze 2 Level 15 6 5'.K3:'analyze 2 Level 15 6 5'.K7" chart:label-cell-address="'analyze 2 Level 15 6 5'.K2:'analyze 2 Level 15 6 5'.K2" chart:class="chart:line">
            <chart:data-point chart:repeated="5"/>
          </chart:series>
          <chart:series chart:attached-axis="secondary-y" chart:style-name="ch8" chart:values-cell-range-address="'analyze 2 Level 15 6 5'.G3:'analyze 2 Level 15 6 5'.G7" chart:label-cell-address="'analyze 2 Level 15 6 5'.G2:'analyze 2 Level 15 6 5'.G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Total Running Time</text:p>
                <draw:g>
                  <svg:desc>'analyze 2 Level 15 6 5'.K2:'analyze 2 Level 15 6 5'.K2</svg:desc>
                </draw:g>
              </table:table-cell>
              <table:table-cell office:value-type="string">
                <text:p>Nfshare / com</text:p>
                <draw:g>
                  <svg:desc>'analyze 2 Level 15 6 5'.G2:'analyze 2 Level 15 6 5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6688578030566">
                <text:p>2.16688578030566</text:p>
                <draw:g>
                  <svg:desc>'analyze 2 Level 15 6 5'.K3:'analyze 2 Level 15 6 5'.K7</svg:desc>
                </draw:g>
              </table:table-cell>
              <table:table-cell office:value-type="float" office:value="0.99">
                <text:p>0.99</text:p>
                <draw:g>
                  <svg:desc>'analyze 2 Level 15 6 5'.G3:'analyze 2 Level 15 6 5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551266781415">
                <text:p>1.2455126678141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2557613977115">
                <text:p>0.3725576139771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0824282493464">
                <text:p>-0.17082428249346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0234286651677">
                <text:p>0.530234286651677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38cm" svg:height="7.394cm" xlink:href=".." xlink:type="simple" chart:class="chart:line" chart:style-name="ch1">
        <chart:legend chart:legend-position="end" svg:x="5.789cm" svg:y="2.452cm" style:legend-expansion="high" chart:style-name="ch2"/>
        <chart:plot-area chart:style-name="ch3" table:cell-range-address="'GPU soa'.K27:'GPU soa'.K32 'GPU soa'.F46:'GPU soa'.G50 'GPU soa'.F45:'GPU soa'.F45 'GPU soa'.P27:'GPU soa'.P32" chart:data-source-has-labels="row" svg:x="0.198cm" svg:y="0.147cm" svg:width="5.393cm" svg:height="7.1cm">
          <chartooo:coordinate-region svg:x="0.74cm" svg:y="0.346cm" svg:width="4.757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PU soa'.K28:'GPU soa'.K32" chart:label-cell-address="'GPU soa'.K27:'GPU soa'.K27" chart:class="chart:line">
            <chart:data-point chart:repeated="5"/>
          </chart:series>
          <chart:series chart:style-name="ch7" chart:values-cell-range-address="'GPU soa'.G46:'GPU soa'.G50" chart:class="chart:line">
            <chart:data-point chart:repeated="5"/>
          </chart:series>
          <chart:series chart:style-name="ch8" chart:values-cell-range-address="'GPU soa'.F46:'GPU soa'.F50" chart:label-cell-address="'GPU soa'.F45:'GPU soa'.F45" chart:class="chart:line">
            <chart:data-point chart:repeated="5"/>
          </chart:series>
          <chart:series chart:style-name="ch7" chart:values-cell-range-address="'GPU soa'.P28:'GPU soa'.P32" chart:label-cell-address="'GPU soa'.P27:'GPU soa'.P2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'GPU soa'.K27:'GPU soa'.K2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redicted speedup</text:p>
                <draw:g>
                  <svg:desc>'GPU soa'.F45:'GPU soa'.F45</svg:desc>
                </draw:g>
              </table:table-cell>
              <table:table-cell office:value-type="string">
                <text:p>skewed asymetric gaussian model</text:p>
                <draw:g>
                  <svg:desc>'GPU soa'.P27:'GPU soa'.P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GPU soa'.K28:'GPU soa'.K32</svg:desc>
                </draw:g>
              </table:table-cell>
              <table:table-cell office:value-type="float" office:value="0.850892872838076">
                <text:p>0.850892872838076</text:p>
                <draw:g>
                  <svg:desc>'GPU soa'.G46:'GPU soa'.G50</svg:desc>
                </draw:g>
              </table:table-cell>
              <table:table-cell office:value-type="float" office:value="0.379999999999999">
                <text:p>0.379999999999999</text:p>
                <draw:g>
                  <svg:desc>'GPU soa'.F46:'GPU soa'.F50</svg:desc>
                </draw:g>
              </table:table-cell>
              <table:table-cell office:value-type="float" office:value="0.498222819341675">
                <text:p>0.498222819341675</text:p>
                <draw:g>
                  <svg:desc>'GPU soa'.P28:'GPU soa'.P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2.08593295279112">
                <text:p>2.08593295279112</text:p>
              </table:table-cell>
              <table:table-cell office:value-type="float" office:value="0.977299999999996">
                <text:p>0.977299999999996</text:p>
              </table:table-cell>
              <table:table-cell office:value-type="float" office:value="0.965396790501641">
                <text:p>0.965396790501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2.66097303274417">
                <text:p>2.66097303274417</text:p>
              </table:table-cell>
              <table:table-cell office:value-type="float" office:value="2.59519999999999">
                <text:p>2.5951999999999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">
                <text:p>1.68</text:p>
              </table:table-cell>
              <table:table-cell office:value-type="float" office:value="2.57601311269722">
                <text:p>2.57601311269722</text:p>
              </table:table-cell>
              <table:table-cell office:value-type="float" office:value="1.6739">
                <text:p>1.6739</text:p>
              </table:table-cell>
              <table:table-cell office:value-type="float" office:value="2.15279518233003">
                <text:p>2.15279518233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1.83105319265026">
                <text:p>1.83105319265026</text:p>
              </table:table-cell>
              <table:table-cell office:value-type="float" office:value="-5.34640000000002">
                <text:p>-5.34640000000002</text:p>
              </table:table-cell>
              <table:table-cell office:value-type="float" office:value="0.498222819341675">
                <text:p>0.498222819341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